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officeooo:rsid="000ed157" officeooo:paragraph-rsid="000ed157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-color="#ff6600"/>
    </style:style>
    <style:style style:name="P4" style:family="paragraph">
      <style:text-properties style:font-name="Purisa"/>
    </style:style>
    <style:style style:name="P5" style:family="paragraph">
      <loext:graphic-properties draw:fill="none" draw:fill-color="#ffffff"/>
      <style:text-properties style:font-name="Purisa"/>
    </style:style>
    <style:style style:name="T1" style:family="text">
      <style:text-properties style:font-name="Purisa"/>
    </style:style>
    <style:style style:name="gr1" style:family="graphic">
      <style:graphic-properties draw:textarea-horizontal-align="justify" draw:textarea-vertical-align="middle" draw:auto-grow-height="false" fo:min-height="1.8362in" fo:min-width="1.4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6600" draw:textarea-horizontal-align="justify" draw:textarea-vertical-align="middle" draw:auto-grow-height="false" fo:min-height="0.3835in" fo:min-width="0.3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2.4004in" svg:height="2.4004in" svg:x="1.8846in" svg:y="1.3035in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1" draw:name="Shape1" draw:style-name="gr2" draw:text-style-name="P2" svg:x1="1.8846in" svg:y1="2.2165in" svg:x2="3.8764in" svg:y2="0.6945in"><text:p/></draw:line><draw:custom-shape text:anchor-type="paragraph" draw:z-index="2" draw:name="Shape2" draw:style-name="gr3" draw:text-style-name="P3" svg:width="0.3713in" svg:height="0.3835in" draw:transform="rotate (-2.48866498041871) translate (3.36041666666667in 1.34166666666667in)"><text:p/><draw:enhanced-geometry svg:viewBox="0 0 21600 21600" draw:type="block-arc" draw:modifiers="177.496861330611 10284.9537750082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text:anchor-type="paragraph" draw:z-index="3" draw:name="Shape3" draw:style-name="gr4" draw:text-style-name="P5" svg:width="2.113in" svg:height="0.3504in" svg:x="1.7362in" svg:y="1.5165in"><draw:text-box><text:p text:style-name="P4"><text:span text:style-name="T1">Interior Angle</text:span></text:p></draw:text-box></draw:frame><draw:frame text:anchor-type="paragraph" draw:z-index="4" draw:name="Shape3" draw:style-name="gr4" draw:text-style-name="P5" svg:width="2.113in" svg:height="0.3504in" svg:x="3.3839in" svg:y="1.1236in"><draw:text-box><text:p text:style-name="P4"><text:span text:style-name="T1">Exterior Ang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31:35.740456741</meta:creation-date>
    <dc:date>2017-03-27T16:23:09.654810933</dc:date>
    <meta:editing-duration>PT30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